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tride 5" table:style-name="ta1">
        <table:shapes>
          <draw:frame draw:z-index="0" draw:style-name="gr1" svg:width="11.1559in" svg:height="6.5539in" svg:x="2.8406in" svg:y="0.2102in">
            <draw:object draw:notify-on-update-of-ranges="'Stride 5'.A2:'Stride 5'.A1001 'Stride 5'.B1:'Stride 5'.B1 'Stride 5'.B2:'Stride 5'.B10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durati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table:number-columns-repeated="2" office:value-type="float" office:value="130">
            <text:p>13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411">
            <text:p>411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379">
            <text:p>379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397">
            <text:p>397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328">
            <text:p>328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1158">
            <text:p>1158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335">
            <text:p>335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412">
            <text:p>412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349">
            <text:p>349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335">
            <text:p>335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357">
            <text:p>357</text:p>
          </table:table-cell>
        </table:table-row>
      </table:table>
      <table:table table:name="Stride 32" table:style-name="ta1">
        <table:shapes>
          <draw:frame draw:z-index="0" draw:style-name="gr1" svg:width="11.1559in" svg:height="6.5539in" svg:x="2.8406in" svg:y="0.2102in">
            <draw:object draw:notify-on-update-of-ranges="'Stride 32'.A2:'Stride 32'.A1001 'Stride 32'.B1:'Stride 32'.B1 'Stride 32'.B2:'Stride 32'.B10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durati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396">
            <text:p>396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495">
            <text:p>495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883">
            <text:p>883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394">
            <text:p>394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518">
            <text:p>518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421">
            <text:p>421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office:value-type="float" office:value="407">
            <text:p>407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313">
            <text:p>313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359">
            <text:p>359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467">
            <text:p>467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34">
            <text:p>234</text:p>
          </table:table-cell>
        </table:table-row>
      </table:table>
      <table:table table:name="Stride 64" table:style-name="ta1">
        <table:shapes>
          <draw:frame draw:z-index="0" draw:style-name="gr1" svg:width="11.1559in" svg:height="6.5539in" svg:x="2.8406in" svg:y="0.2102in">
            <draw:object draw:notify-on-update-of-ranges="'Stride 64'.A2:'Stride 64'.A1001 'Stride 64'.B1:'Stride 64'.B1 'Stride 64'.B2:'Stride 64'.B100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durati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341">
            <text:p>341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442">
            <text:p>442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328">
            <text:p>328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394">
            <text:p>394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591">
            <text:p>591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56">
            <text:p>1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6-25T06:59:37</dc:date>
    <dc:creator>Paul Stadig</dc:creator>
    <meta:generator>LibreOffice/3.5$Linux_X86_64 LibreOffice_project/350m1$Build-2</meta:generator>
    <meta:editing-duration>PT2M11S</meta:editing-duration>
    <meta:editing-cycles>4</meta:editing-cycles>
    <meta:document-statistic meta:table-count="3" meta:cell-count="600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4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337cm" svg:height="16.648cm" xlink:href=".." xlink:type="simple" chart:class="chart:line" chart:style-name="ch1">
        <chart:legend chart:legend-position="end" svg:x="25.776cm" svg:y="8.025cm" style:legend-expansion="high" chart:style-name="ch2"/>
        <chart:plot-area chart:style-name="ch3" table:cell-range-address="'Stride 5'.A1:'Stride 5'.B1001" chart:data-source-has-labels="both" svg:x="1.016cm" svg:y="1.463cm" svg:width="23.628cm" svg:height="14.433cm">
          <chartooo:coordinate-region svg:x="2.008cm" svg:y="1.662cm" svg:width="22.446cm" svg:height="13.189cm"/>
          <chart:axis chart:dimension="x" chart:name="primary-x" chart:style-name="ch4" chartooo:axis-type="auto">
            <chartooo:date-scale/>
            <chart:categories table:cell-range-address="'Stride 5'.A2:'Stride 5'.A10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tride 5'.B2:'Stride 5'.B1001" chart:label-cell-address="'Stride 5'.B1:'Stride 5'.B1" chart:class="chart:line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tion</text:p>
                <draw:g>
                  <svg:desc>'Stride 5'.B1:'Stride 5'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Stride 5'.A2:'Stride 5'.A1001</svg:desc>
                </draw:g>
              </table:table-cell>
              <table:table-cell office:value-type="float" office:value="181">
                <text:p>181</text:p>
                <draw:g>
                  <svg:desc>'Stride 5'.B2:'Stride 5'.B100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621">
                <text:p>62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659">
                <text:p>66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668">
                <text:p>67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669">
                <text:p>67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671">
                <text:p>67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677">
                <text:p>68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683">
                <text:p>68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687">
                <text:p>69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692">
                <text:p>69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693">
                <text:p>69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695">
                <text:p>70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698">
                <text:p>7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699">
                <text:p>70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707">
                <text:p>71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711">
                <text:p>71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713">
                <text:p>7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714">
                <text:p>71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716">
                <text:p>72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717">
                <text:p>72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719">
                <text:p>72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722">
                <text:p>7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723">
                <text:p>720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725">
                <text:p>73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729">
                <text:p>73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731">
                <text:p>73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734">
                <text:p>73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735">
                <text:p>74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737">
                <text:p>740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float" office:value="738">
                <text:p>74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739">
                <text:p>74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741">
                <text:p>74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743">
                <text:p>74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744">
                <text:p>74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745">
                <text:p>75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746">
                <text:p>75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747">
                <text:p>75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749">
                <text:p>75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751">
                <text:p>75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752">
                <text:p>75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753">
                <text:p>75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754">
                <text:p>75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755">
                <text:p>7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757">
                <text:p>76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758">
                <text:p>7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759">
                <text:p>7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761">
                <text:p>76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762">
                <text:p>76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763">
                <text:p>76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764">
                <text:p>76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766">
                <text:p>77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767">
                <text:p>77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772">
                <text:p>77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773">
                <text:p>77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774">
                <text:p>7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775">
                <text:p>78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776">
                <text:p>78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777">
                <text:p>78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778">
                <text:p>78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779">
                <text:p>78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781">
                <text:p>78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782">
                <text:p>78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783">
                <text:p>78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785">
                <text:p>790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786">
                <text:p>79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787">
                <text:p>79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788">
                <text:p>79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789">
                <text:p>79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791">
                <text:p>79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793">
                <text:p>79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794">
                <text:p>79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796">
                <text:p>80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797">
                <text:p>80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798">
                <text:p>80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799">
                <text:p>80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802">
                <text:p>80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803">
                <text:p>80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804">
                <text:p>80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805">
                <text:p>8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806">
                <text:p>81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807">
                <text:p>81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808">
                <text:p>810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float" office:value="809">
                <text:p>81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811">
                <text:p>81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float" office:value="813">
                <text:p>810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float" office:value="814">
                <text:p>81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815">
                <text:p>82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817">
                <text:p>82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818">
                <text:p>82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819">
                <text:p>82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821">
                <text:p>82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822">
                <text:p>82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823">
                <text:p>82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824">
                <text:p>82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826">
                <text:p>83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827">
                <text:p>83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829">
                <text:p>83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831">
                <text:p>83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833">
                <text:p>83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834">
                <text:p>83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835">
                <text:p>84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836">
                <text:p>84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837">
                <text:p>84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838">
                <text:p>84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839">
                <text:p>84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841">
                <text:p>84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842">
                <text:p>84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843">
                <text:p>84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844">
                <text:p>84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845">
                <text:p>85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846">
                <text:p>85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847">
                <text:p>85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848">
                <text:p>85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849">
                <text:p>85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851">
                <text:p>85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852">
                <text:p>85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853">
                <text:p>85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854">
                <text:p>85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855">
                <text:p>86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856">
                <text:p>86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857">
                <text:p>86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858">
                <text:p>86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859">
                <text:p>86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861">
                <text:p>86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862">
                <text:p>86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863">
                <text:p>86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865">
                <text:p>87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866">
                <text:p>87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867">
                <text:p>87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868">
                <text:p>87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869">
                <text:p>87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872">
                <text:p>87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873">
                <text:p>87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874">
                <text:p>87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875">
                <text:p>88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876">
                <text:p>88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877">
                <text:p>88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878">
                <text:p>88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879">
                <text:p>8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881">
                <text:p>88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882">
                <text:p>88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883">
                <text:p>88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884">
                <text:p>88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885">
                <text:p>8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886">
                <text:p>89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887">
                <text:p>89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889">
                <text:p>89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891">
                <text:p>89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892">
                <text:p>89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893">
                <text:p>89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894">
                <text:p>89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895">
                <text:p>9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897">
                <text:p>90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898">
                <text:p>9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899">
                <text:p>90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901">
                <text:p>90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902">
                <text:p>90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903">
                <text:p>90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904">
                <text:p>90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905">
                <text:p>91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906">
                <text:p>91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907">
                <text:p>91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908">
                <text:p>91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909">
                <text:p>91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911">
                <text:p>91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912">
                <text:p>9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913">
                <text:p>91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914">
                <text:p>9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915">
                <text:p>92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916">
                <text:p>92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917">
                <text:p>92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918">
                <text:p>92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919">
                <text:p>92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921">
                <text:p>9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922">
                <text:p>92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923">
                <text:p>92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924">
                <text:p>92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925">
                <text:p>93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926">
                <text:p>9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927">
                <text:p>93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928">
                <text:p>93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929">
                <text:p>93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931">
                <text:p>9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932">
                <text:p>93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933">
                <text:p>93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934">
                <text:p>93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935">
                <text:p>94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936">
                <text:p>94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937">
                <text:p>94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938">
                <text:p>94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939">
                <text:p>94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941">
                <text:p>9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942">
                <text:p>9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943">
                <text:p>94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944">
                <text:p>94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945">
                <text:p>95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946">
                <text:p>95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947">
                <text:p>9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948">
                <text:p>95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949">
                <text:p>95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951">
                <text:p>95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952">
                <text:p>95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953">
                <text:p>9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955">
                <text:p>96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956">
                <text:p>96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957">
                <text:p>96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958">
                <text:p>96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959">
                <text:p>96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961">
                <text:p>96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962">
                <text:p>96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963">
                <text:p>96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964">
                <text:p>96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965">
                <text:p>97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966">
                <text:p>97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967">
                <text:p>97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968">
                <text:p>97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69">
                <text:p>97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971">
                <text:p>97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972">
                <text:p>97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973">
                <text:p>9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74">
                <text:p>97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976">
                <text:p>98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977">
                <text:p>98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978">
                <text:p>98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979">
                <text:p>98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981">
                <text:p>98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982">
                <text:p>98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983">
                <text:p>98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984">
                <text:p>98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985">
                <text:p>99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986">
                <text:p>99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987">
                <text:p>99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988">
                <text:p>99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989">
                <text:p>99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91">
                <text:p>99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992">
                <text:p>99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993">
                <text:p>99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994">
                <text:p>99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995">
                <text:p>100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996">
                <text:p>10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997">
                <text:p>100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998">
                <text:p>10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999">
                <text:p>10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57">
                <text:p>3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4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337cm" svg:height="16.648cm" xlink:href=".." xlink:type="simple" chart:class="chart:line" chart:style-name="ch1">
        <chart:legend chart:legend-position="end" svg:x="25.776cm" svg:y="8.025cm" style:legend-expansion="high" chart:style-name="ch2"/>
        <chart:plot-area chart:style-name="ch3" table:cell-range-address="'Stride 32'.A1:'Stride 32'.B1001" chart:data-source-has-labels="both" svg:x="1.016cm" svg:y="1.463cm" svg:width="23.628cm" svg:height="14.433cm">
          <chartooo:coordinate-region svg:x="2.008cm" svg:y="1.662cm" svg:width="22.446cm" svg:height="13.189cm"/>
          <chart:axis chart:dimension="x" chart:name="primary-x" chart:style-name="ch4" chartooo:axis-type="auto">
            <chartooo:date-scale/>
            <chart:categories table:cell-range-address="'Stride 32'.A2:'Stride 32'.A10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tride 32'.B2:'Stride 32'.B1001" chart:label-cell-address="'Stride 32'.B1:'Stride 32'.B1" chart:class="chart:line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tion</text:p>
                <draw:g>
                  <svg:desc>'Stride 32'.B1:'Stride 32'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Stride 32'.A2:'Stride 32'.A1001</svg:desc>
                </draw:g>
              </table:table-cell>
              <table:table-cell office:value-type="float" office:value="167">
                <text:p>167</text:p>
                <draw:g>
                  <svg:desc>'Stride 32'.B2:'Stride 32'.B100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621">
                <text:p>62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float" office:value="659">
                <text:p>66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668">
                <text:p>67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669">
                <text:p>67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671">
                <text:p>67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677">
                <text:p>68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683">
                <text:p>68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687">
                <text:p>69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692">
                <text:p>69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693">
                <text:p>69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695">
                <text:p>70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698">
                <text:p>7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699">
                <text:p>70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707">
                <text:p>71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711">
                <text:p>7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713">
                <text:p>71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714">
                <text:p>7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716">
                <text:p>72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717">
                <text:p>72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719">
                <text:p>72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722">
                <text:p>72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723">
                <text:p>72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725">
                <text:p>73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729">
                <text:p>73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731">
                <text:p>73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734">
                <text:p>73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735">
                <text:p>74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737">
                <text:p>74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738">
                <text:p>74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739">
                <text:p>74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741">
                <text:p>74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743">
                <text:p>7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44">
                <text:p>74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745">
                <text:p>75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746">
                <text:p>75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747">
                <text:p>75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749">
                <text:p>75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751">
                <text:p>75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752">
                <text:p>75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753">
                <text:p>75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754">
                <text:p>75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755">
                <text:p>76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757">
                <text:p>76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758">
                <text:p>76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759">
                <text:p>76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761">
                <text:p>76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762">
                <text:p>76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763">
                <text:p>76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764">
                <text:p>76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766">
                <text:p>77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767">
                <text:p>77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772">
                <text:p>77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773">
                <text:p>77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774">
                <text:p>77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775">
                <text:p>78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776">
                <text:p>78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777">
                <text:p>78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778">
                <text:p>78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779">
                <text:p>78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781">
                <text:p>78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782">
                <text:p>78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783">
                <text:p>78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785">
                <text:p>79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786">
                <text:p>790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787">
                <text:p>79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788">
                <text:p>79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789">
                <text:p>7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791">
                <text:p>79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793">
                <text:p>79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794">
                <text:p>7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796">
                <text:p>80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797">
                <text:p>80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798">
                <text:p>80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799">
                <text:p>80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802">
                <text:p>8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803">
                <text:p>80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804">
                <text:p>80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805">
                <text:p>8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806">
                <text:p>81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807">
                <text:p>81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808">
                <text:p>81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809">
                <text:p>81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811">
                <text:p>8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813">
                <text:p>81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814">
                <text:p>81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815">
                <text:p>82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817">
                <text:p>8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818">
                <text:p>82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819">
                <text:p>82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821">
                <text:p>8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822">
                <text:p>8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823">
                <text:p>82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824">
                <text:p>82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826">
                <text:p>83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827">
                <text:p>83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829">
                <text:p>83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831">
                <text:p>83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833">
                <text:p>83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834">
                <text:p>83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835">
                <text:p>84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836">
                <text:p>84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837">
                <text:p>84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838">
                <text:p>8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839">
                <text:p>84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841">
                <text:p>84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842">
                <text:p>84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843">
                <text:p>84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844">
                <text:p>84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845">
                <text:p>85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846">
                <text:p>85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847">
                <text:p>85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848">
                <text:p>85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849">
                <text:p>85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51">
                <text:p>85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852">
                <text:p>8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853">
                <text:p>85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854">
                <text:p>85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855">
                <text:p>860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856">
                <text:p>86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857">
                <text:p>86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858">
                <text:p>86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859">
                <text:p>86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861">
                <text:p>86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862">
                <text:p>86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863">
                <text:p>86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865">
                <text:p>87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866">
                <text:p>87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867">
                <text:p>87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868">
                <text:p>87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869">
                <text:p>87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872">
                <text:p>87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873">
                <text:p>87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874">
                <text:p>87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875">
                <text:p>88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876">
                <text:p>8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77">
                <text:p>88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878">
                <text:p>88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879">
                <text:p>88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881">
                <text:p>88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882">
                <text:p>88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883">
                <text:p>88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884">
                <text:p>88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885">
                <text:p>89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886">
                <text:p>89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887">
                <text:p>89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889">
                <text:p>89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891">
                <text:p>89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892">
                <text:p>89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893">
                <text:p>89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894">
                <text:p>89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895">
                <text:p>90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897">
                <text:p>90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898">
                <text:p>90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899">
                <text:p>90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901">
                <text:p>90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902">
                <text:p>90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903">
                <text:p>9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904">
                <text:p>9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905">
                <text:p>9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906">
                <text:p>91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907">
                <text:p>91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908">
                <text:p>9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909">
                <text:p>91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911">
                <text:p>91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912">
                <text:p>91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913">
                <text:p>91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914">
                <text:p>9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915">
                <text:p>92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916">
                <text:p>92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917">
                <text:p>92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918">
                <text:p>9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919">
                <text:p>9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921">
                <text:p>9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922">
                <text:p>92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923">
                <text:p>92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924">
                <text:p>92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925">
                <text:p>93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926">
                <text:p>9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927">
                <text:p>93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928">
                <text:p>93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929">
                <text:p>93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931">
                <text:p>93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932">
                <text:p>9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933">
                <text:p>93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934">
                <text:p>93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935">
                <text:p>94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936">
                <text:p>94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937">
                <text:p>9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938">
                <text:p>94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939">
                <text:p>94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941">
                <text:p>9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942">
                <text:p>94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943">
                <text:p>94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944">
                <text:p>94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945">
                <text:p>95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946">
                <text:p>95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947">
                <text:p>95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948">
                <text:p>95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949">
                <text:p>95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951">
                <text:p>95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952">
                <text:p>95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953">
                <text:p>95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955">
                <text:p>96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956">
                <text:p>9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957">
                <text:p>96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958">
                <text:p>96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959">
                <text:p>96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961">
                <text:p>96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962">
                <text:p>960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963">
                <text:p>9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964">
                <text:p>96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965">
                <text:p>97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966">
                <text:p>97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967">
                <text:p>97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968">
                <text:p>97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969">
                <text:p>97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971">
                <text:p>97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972">
                <text:p>97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973">
                <text:p>97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974">
                <text:p>97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976">
                <text:p>98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977">
                <text:p>98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978">
                <text:p>98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979">
                <text:p>98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981">
                <text:p>9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82">
                <text:p>98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983">
                <text:p>98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984">
                <text:p>980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float" office:value="985">
                <text:p>99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986">
                <text:p>99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987">
                <text:p>99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988">
                <text:p>99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989">
                <text:p>99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991">
                <text:p>99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992">
                <text:p>99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993">
                <text:p>9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994">
                <text:p>99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995">
                <text:p>100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996">
                <text:p>100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997">
                <text:p>100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998">
                <text:p>1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999">
                <text:p>10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34">
                <text:p>2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4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337cm" svg:height="16.648cm" xlink:href=".." xlink:type="simple" chart:class="chart:line" chart:style-name="ch1">
        <chart:legend chart:legend-position="end" svg:x="25.776cm" svg:y="8.025cm" style:legend-expansion="high" chart:style-name="ch2"/>
        <chart:plot-area chart:style-name="ch3" table:cell-range-address="'Stride 64'.A1:'Stride 64'.B1001" chart:data-source-has-labels="both" svg:x="1.016cm" svg:y="1.463cm" svg:width="23.628cm" svg:height="14.433cm">
          <chartooo:coordinate-region svg:x="2.008cm" svg:y="1.662cm" svg:width="22.446cm" svg:height="13.189cm"/>
          <chart:axis chart:dimension="x" chart:name="primary-x" chart:style-name="ch4" chartooo:axis-type="auto">
            <chartooo:date-scale/>
            <chart:categories table:cell-range-address="'Stride 64'.A2:'Stride 64'.A10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tride 64'.B2:'Stride 64'.B1001" chart:label-cell-address="'Stride 64'.B1:'Stride 64'.B1" chart:class="chart:line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tion</text:p>
                <draw:g>
                  <svg:desc>'Stride 64'.B1:'Stride 64'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Stride 64'.A2:'Stride 64'.A1001</svg:desc>
                </draw:g>
              </table:table-cell>
              <table:table-cell office:value-type="float" office:value="164">
                <text:p>164</text:p>
                <draw:g>
                  <svg:desc>'Stride 64'.B2:'Stride 64'.B100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621">
                <text:p>62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659">
                <text:p>66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668">
                <text:p>67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669">
                <text:p>6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671">
                <text:p>67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677">
                <text:p>68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683">
                <text:p>68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687">
                <text:p>6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692">
                <text:p>69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693">
                <text:p>69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695">
                <text:p>7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698">
                <text:p>7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699">
                <text:p>7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707">
                <text:p>7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711">
                <text:p>71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713">
                <text:p>7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714">
                <text:p>71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716">
                <text:p>7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717">
                <text:p>72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719">
                <text:p>72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722">
                <text:p>72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723">
                <text:p>7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725">
                <text:p>7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729">
                <text:p>73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731">
                <text:p>7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734">
                <text:p>73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735">
                <text:p>74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float" office:value="737">
                <text:p>74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738">
                <text:p>7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739">
                <text:p>74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741">
                <text:p>7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743">
                <text:p>74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744">
                <text:p>74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745">
                <text:p>75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746">
                <text:p>75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747">
                <text:p>75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749">
                <text:p>75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751">
                <text:p>75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752">
                <text:p>7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753">
                <text:p>75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754">
                <text:p>75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755">
                <text:p>7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757">
                <text:p>76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758">
                <text:p>7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759">
                <text:p>76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761">
                <text:p>76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762">
                <text:p>76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763">
                <text:p>7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764">
                <text:p>7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766">
                <text:p>77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767">
                <text:p>7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772">
                <text:p>77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773">
                <text:p>77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774">
                <text:p>77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775">
                <text:p>78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776">
                <text:p>78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777">
                <text:p>78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778">
                <text:p>78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779">
                <text:p>78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781">
                <text:p>7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782">
                <text:p>78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783">
                <text:p>78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785">
                <text:p>79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786">
                <text:p>79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787">
                <text:p>79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788">
                <text:p>79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789">
                <text:p>79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791">
                <text:p>79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793">
                <text:p>79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794">
                <text:p>79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796">
                <text:p>80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797">
                <text:p>80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798">
                <text:p>80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799">
                <text:p>80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802">
                <text:p>8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803">
                <text:p>80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804">
                <text:p>80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805">
                <text:p>81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806">
                <text:p>81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807">
                <text:p>81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808">
                <text:p>81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809">
                <text:p>81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811">
                <text:p>81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813">
                <text:p>81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814">
                <text:p>81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815">
                <text:p>8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817">
                <text:p>82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818">
                <text:p>82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819">
                <text:p>82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821">
                <text:p>82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822">
                <text:p>8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823">
                <text:p>82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824">
                <text:p>82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826">
                <text:p>83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827">
                <text:p>83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829">
                <text:p>83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831">
                <text:p>83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833">
                <text:p>83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834">
                <text:p>83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835">
                <text:p>84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836">
                <text:p>8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837">
                <text:p>84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838">
                <text:p>84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839">
                <text:p>84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841">
                <text:p>84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842">
                <text:p>84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843">
                <text:p>84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844">
                <text:p>84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845">
                <text:p>85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846">
                <text:p>85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847">
                <text:p>85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848">
                <text:p>85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849">
                <text:p>85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851">
                <text:p>85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852">
                <text:p>85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853">
                <text:p>85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854">
                <text:p>85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855">
                <text:p>86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856">
                <text:p>86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857">
                <text:p>86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858">
                <text:p>86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859">
                <text:p>86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861">
                <text:p>86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862">
                <text:p>86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863">
                <text:p>86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865">
                <text:p>87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866">
                <text:p>87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867">
                <text:p>87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868">
                <text:p>87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869">
                <text:p>87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872">
                <text:p>87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873">
                <text:p>87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874">
                <text:p>87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875">
                <text:p>88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876">
                <text:p>88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877">
                <text:p>88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878">
                <text:p>88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879">
                <text:p>88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881">
                <text:p>88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882">
                <text:p>88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883">
                <text:p>88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884">
                <text:p>88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885">
                <text:p>89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886">
                <text:p>89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887">
                <text:p>89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889">
                <text:p>89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891">
                <text:p>8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892">
                <text:p>89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893">
                <text:p>89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894">
                <text:p>89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895">
                <text:p>90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897">
                <text:p>90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898">
                <text:p>90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899">
                <text:p>90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901">
                <text:p>90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902">
                <text:p>9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903">
                <text:p>9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904">
                <text:p>90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905">
                <text:p>91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906">
                <text:p>91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907">
                <text:p>9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908">
                <text:p>91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909">
                <text:p>91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911">
                <text:p>9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912">
                <text:p>91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913">
                <text:p>9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914">
                <text:p>91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915">
                <text:p>9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916">
                <text:p>92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917">
                <text:p>92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918">
                <text:p>9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919">
                <text:p>92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921">
                <text:p>92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922">
                <text:p>92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923">
                <text:p>92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924">
                <text:p>92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925">
                <text:p>93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926">
                <text:p>93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927">
                <text:p>93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928">
                <text:p>93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929">
                <text:p>93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931">
                <text:p>93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932">
                <text:p>9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933">
                <text:p>9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934">
                <text:p>93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935">
                <text:p>94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936">
                <text:p>94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937">
                <text:p>9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38">
                <text:p>94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939">
                <text:p>94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941">
                <text:p>94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942">
                <text:p>9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943">
                <text:p>94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944">
                <text:p>94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945">
                <text:p>95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946">
                <text:p>95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947">
                <text:p>95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948">
                <text:p>95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949">
                <text:p>95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951">
                <text:p>95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952">
                <text:p>95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953">
                <text:p>9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955">
                <text:p>96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956">
                <text:p>96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957">
                <text:p>96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958">
                <text:p>96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959">
                <text:p>96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961">
                <text:p>96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962">
                <text:p>96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963">
                <text:p>96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964">
                <text:p>96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965">
                <text:p>97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966">
                <text:p>97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967">
                <text:p>97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968">
                <text:p>97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969">
                <text:p>97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971">
                <text:p>97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972">
                <text:p>97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973">
                <text:p>97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974">
                <text:p>97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976">
                <text:p>98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977">
                <text:p>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978">
                <text:p>98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979">
                <text:p>98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981">
                <text:p>98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982">
                <text:p>9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983">
                <text:p>9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984">
                <text:p>98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985">
                <text:p>99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986">
                <text:p>99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987">
                <text:p>99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988">
                <text:p>99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989">
                <text:p>99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991">
                <text:p>99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992">
                <text:p>99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993">
                <text:p>99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994">
                <text:p>99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995">
                <text:p>100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996">
                <text:p>10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997">
                <text:p>100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998">
                <text:p>100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999">
                <text:p>100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56">
                <text:p>1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